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6725" calcext:value-type="float">
            <text:p>6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3275" calcext:value-type="float">
            <text:p>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atio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Balan</text:p>
          </table:table-cell>
          <table:table-cell/>
          <table:table-cell table:formula="of:=SUM([.C16] + [.C17])" office:value-type="float" office:value="4275" calcext:value-type="float">
            <text:p>427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18:26:35.608157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19:48:04.817974241</dc:date>
    <meta:editing-duration>PT3H42M</meta:editing-duration>
    <meta:editing-cycles>24</meta:editing-cycles>
    <meta:generator>LibreOffice/26.2.0.3$Linux_X86_64 LibreOffice_project/620$Build-3</meta:generator>
    <meta:document-statistic meta:table-count="10" meta:cell-count="45" meta:object-count="0"/>
  </office:meta>
</office:document-meta>
</file>